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Rf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26 (rbf)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3 linear</text:p>
          </table:table-cell>
          <table:table-cell office:value-type="float" office:value="0.17" calcext:value-type="float">
            <text:p>0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 linear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,26 l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28" calcext:value-type="float">
            <text:p>0,28</text:p>
          </table:table-cell>
          <table:table-cell table:number-columns-repeated="3"/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31" calcext:value-type="float">
            <text:p>0,3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29" calcext:value-type="float">
            <text:p>0,29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table:style-name="ce2"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,26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7" calcext:value-type="float">
            <text:p>0,27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35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32" calcext:value-type="float">
            <text:p>0,32</text:p>
          </table:table-cell>
          <table:table-cell table:style-name="ce2" office:value-type="float" office:value="0.37" calcext:value-type="float">
            <text:p>0,37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36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9" calcext:value-type="float">
            <text:p>0,29</text:p>
          </table:table-cell>
          <table:table-cell table:style-name="ce2"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CC 0,4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8:35:27.632233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2-24T21:23:50.666710930</dc:date>
    <meta:editing-duration>PT4H51M17S</meta:editing-duration>
    <meta:editing-cycles>12</meta:editing-cycles>
    <meta:generator>LibreOffice/5.3.6.1$Linux_X86_64 LibreOffice_project/30$Build-1</meta:generator>
    <meta:document-statistic meta:table-count="1" meta:cell-count="517" meta:object-count="0"/>
  </office:meta>
</office:document-meta>
</file>